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fo:text-align="end" style:justify-single-word="false"/>
      <style:text-properties style:font-name="Ubuntu" officeooo:rsid="0010b88a" officeooo:paragraph-rsid="000fca10"/>
    </style:style>
    <style:style style:name="P2" style:family="paragraph" style:parent-style-name="Standard">
      <style:paragraph-properties fo:line-height="200%" fo:text-align="start" style:justify-single-word="false"/>
      <style:text-properties style:font-name="Ubuntu" officeooo:rsid="0010b88a" officeooo:paragraph-rsid="000fca10"/>
    </style:style>
    <style:style style:name="P3" style:family="paragraph" style:parent-style-name="Standard">
      <style:paragraph-properties fo:text-align="end" style:justify-single-word="false"/>
      <style:text-properties style:font-name="Ubuntu" officeooo:paragraph-rsid="000fca10"/>
    </style:style>
    <style:style style:name="P4" style:family="paragraph" style:parent-style-name="Standard">
      <style:paragraph-properties fo:text-align="center" style:justify-single-word="false"/>
      <style:text-properties style:font-name="Ubuntu" officeooo:paragraph-rsid="000fca10"/>
    </style:style>
    <style:style style:name="P5" style:family="paragraph" style:parent-style-name="Standard">
      <style:paragraph-properties fo:line-height="200%" fo:text-align="center" style:justify-single-word="false"/>
      <style:text-properties style:font-name="Ubuntu" fo:font-weight="bold" officeooo:paragraph-rsid="000fca10" style:font-weight-asian="bold" style:font-weight-complex="bold"/>
    </style:style>
    <style:style style:name="P6" style:family="paragraph" style:parent-style-name="Standard">
      <style:paragraph-properties fo:line-height="200%" fo:text-align="center" style:justify-single-word="false"/>
      <style:text-properties style:font-name="Ubuntu" officeooo:paragraph-rsid="000fca10"/>
    </style:style>
    <style:style style:name="P7" style:family="paragraph" style:parent-style-name="Standard">
      <style:paragraph-properties fo:line-height="200%" fo:text-align="start" style:justify-single-word="false"/>
      <style:text-properties style:font-name="Ubuntu" officeooo:rsid="00111991" officeooo:paragraph-rsid="00111991"/>
    </style:style>
    <style:style style:name="P8" style:family="paragraph" style:parent-style-name="Standard">
      <style:paragraph-properties fo:line-height="200%" fo:text-align="end" style:justify-single-word="false"/>
      <style:text-properties style:font-name="Ubuntu" officeooo:rsid="0011f103" officeooo:paragraph-rsid="0011f103"/>
    </style:style>
    <style:style style:name="P9" style:family="paragraph" style:parent-style-name="Standard">
      <style:paragraph-properties fo:line-height="200%" fo:text-align="start" style:justify-single-word="false"/>
      <style:text-properties style:font-name="Ubuntu" officeooo:rsid="0011f103" officeooo:paragraph-rsid="0011f103"/>
    </style:style>
    <style:style style:name="P10" style:family="paragraph" style:parent-style-name="Standard">
      <style:paragraph-properties fo:line-height="200%" fo:text-align="end" style:justify-single-word="false"/>
      <style:text-properties style:font-name="Ubuntu" officeooo:rsid="001399a8" officeooo:paragraph-rsid="001399a8"/>
    </style:style>
    <style:style style:name="P11" style:family="paragraph" style:parent-style-name="Standard">
      <style:paragraph-properties fo:line-height="200%" fo:text-align="start" style:justify-single-word="false"/>
      <style:text-properties style:font-name="Ubuntu" officeooo:rsid="001399a8" officeooo:paragraph-rsid="001399a8"/>
    </style:style>
    <style:style style:name="P12" style:family="paragraph" style:parent-style-name="Standard">
      <style:paragraph-properties fo:line-height="200%" fo:text-align="center" style:justify-single-word="false"/>
      <style:text-properties officeooo:paragraph-rsid="000fca10"/>
    </style:style>
    <style:style style:name="P13" style:family="paragraph" style:parent-style-name="Standard">
      <style:paragraph-properties fo:line-height="200%" fo:text-align="start" style:justify-single-word="false"/>
      <style:text-properties officeooo:paragraph-rsid="001399a8"/>
    </style:style>
    <style:style style:name="T1" style:family="text">
      <style:text-properties officeooo:rsid="001f037d"/>
    </style:style>
    <style:style style:name="T2" style:family="text">
      <style:text-properties style:font-name="Ubuntu"/>
    </style:style>
    <style:style style:name="T3" style:family="text">
      <style:text-properties style:font-name="Ubuntu" officeooo:rsid="001f037d"/>
    </style:style>
    <style:style style:name="T4" style:family="text">
      <style:text-properties style:font-name="Ubuntu" fo:font-style="normal" officeooo:rsid="00135e95" style:font-style-asian="normal" style:font-style-complex="normal"/>
    </style:style>
    <style:style style:name="T5" style:family="text">
      <style:text-properties style:font-name="Ubuntu" fo:font-style="normal" officeooo:rsid="001399a8" style:font-style-asian="normal" style:font-style-complex="normal"/>
    </style:style>
    <style:style style:name="T6" style:family="text">
      <style:text-properties officeooo:rsid="000fca10"/>
    </style:style>
    <style:style style:name="T7" style:family="text">
      <style:text-properties officeooo:rsid="00111991"/>
    </style:style>
    <style:style style:name="T8" style:family="text">
      <style:text-properties officeooo:rsid="0011f103"/>
    </style:style>
    <style:style style:name="T9" style:family="text">
      <style:text-properties officeooo:rsid="001399a8"/>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135e95"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p>
      <text:p text:style-name="P4"/>
      <text:p text:style-name="P4"/>
      <text:p text:style-name="P4"/>
      <text:p text:style-name="P4"/>
      <text:p text:style-name="P4"/>
      <text:p text:style-name="P4"/>
      <text:p text:style-name="P5">Discussion B<text:span text:style-name="T1">oard </text:span><text:span text:style-name="T6">8</text:span><text:span text:style-name="T1">.1 – </text:span><text:span text:style-name="T6">Dealing with Arrays</text:span></text:p>
      <text:p text:style-name="P5"/>
      <text:p text:style-name="P5"/>
      <text:p text:style-name="P5"/>
      <text:p text:style-name="P6">Eric McCool</text:p>
      <text:p text:style-name="P12"><text:span text:style-name="T2">Bellevue University - </text:span><text:span text:style-name="T3">College</text:span><text:span text:style-name="T2"> of Science and Technology</text:span></text:p>
      <text:p text:style-name="P6">Web231-339A Enterprise JavaScript I</text:p>
      <text:p text:style-name="P6">Professor Krasso</text:p>
      <text:p text:style-name="P6"><text:span text:style-name="T6">December 7</text:span>, 202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text:p>
      <text:p text:style-name="P2"><text:tab/><text:span text:style-name="T6">This week we look at arrays and ways to iterate through them using loops. We look at for, for/in, and for/of, as well as the while and do-while loops. Of them all, I like the simple for-loop for its utility. </text:span></text:p>
      <text:p text:style-name="P2"><text:span text:style-name="T6"><text:tab/>There are many ways to find what you are looking for in an array. The for/in loop is designed to read values from an object. The for/of loops through the values of an iterable object. That almost sounds the same. While loops are great, especially when you need to absolutely execute some code at least once before it is compared </text:span><text:span text:style-name="T9">(W3S, 2022)</text:span><text:span text:style-name="T6">. It turns out there are numerous built-in methods for working with arrays, such as forEach() and indexOf(). These are all prepackaged, and while they work great when needed, sometimes they are not ‘exactly.’ This is the advantage of the for-loop. It is the bare-bones loop. All of the others can be built from this one loop. It is highly customizable. The drawback, it is not prepackaged. It involves customizing it oneself. This can create more code, </text:span><text:span text:style-name="T7">reduce readability, and open the potential for more errors.</text:span><text:span text:style-name="T6"> </text:span><text:span text:style-name="T7">Performance can be affected in very long load-times, and reducing code is a prime goal. Readability also suffers if a complex for-loop takes too much time to muddle through. The following is a simple for loop and one of it’s compatriots for comparison.</text:span></text:p>
      <text:p text:style-name="P9"/>
      <text:p text:style-name="P9"/>
      <text:p text:style-name="P9"/>
      <text:p text:style-name="P9"/>
      <text:p text:style-name="P9"/>
      <text:p text:style-name="P8"><text:soft-page-break/>3</text:p>
      <text:p text:style-name="P9">Let txt = “”;</text:p>
      <text:p text:style-name="P7">const states = [imagine an array of 50 state names];</text:p>
      <text:p text:style-name="P7"/>
      <text:p text:style-name="P7">for (let x = 0, x &lt; 51, x++) {</text:p>
      <text:p text:style-name="P7"><text:tab/><text:span text:style-name="T8">txt += </text:span>states[x];<text:tab/>=&gt; <text:span text:style-name="T8">prints out the states by index</text:span></text:p>
      <text:p text:style-name="P9">or,</text:p>
      <text:p text:style-name="P9"/>
      <text:p text:style-name="P7">states.forEach(<text:span text:style-name="T8">someFunction</text:span>);<text:tab/></text:p>
      <text:p text:style-name="P9">function someFunction(value) {</text:p>
      <text:p text:style-name="P9"><text:tab/>txt = += value<text:tab/>=&gt; prints out the states by value</text:p>
      <text:p text:style-name="P9"/>
      <text:p text:style-name="P9"><text:tab/>One is easier to read, but the other is more recognizable. <text:span text:style-name="T9">One offers modularity, the other is scratch-built every time. I encourage using the built-in functions. I just like the for loop because it is the granddaddy, and when worse comes to worse, it will be the fallback when the other options aren’t working. <text:s/></text:span></text:p>
      <text:p text:style-name="P9"/>
      <text:p text:style-name="P9"/>
      <text:p text:style-name="P9"/>
      <text:p text:style-name="P9"/>
      <text:p text:style-name="P9"/>
      <text:p text:style-name="P9"/>
      <text:p text:style-name="P9"/>
      <text:p text:style-name="P9"/>
      <text:p text:style-name="P9"/>
      <text:p text:style-name="P10"><text:soft-page-break/>4</text:p>
      <text:p text:style-name="P11">References</text:p>
      <text:p text:style-name="P11">W3S, 2022. <text:span text:style-name="T10">“JS Arrays, JS Array Methods, JS Array Iteration”</text:span><text:span text:style-name="T11"> <text:s/></text:span><text:span text:style-name="T12">JS </text:span><text:span text:style-name="T11">Tutorial</text:span><text:span text:style-name="T12"> – </text:span><text:span text:style-name="T11">Arrays</text:span><text:span text:style-name="T12">. <text:tab/>W3School.com. W3Schools, Larsamyraa 18, 4313 SANDNES, Norway.</text:span></text:p>
      <text:p text:style-name="P13"><text:span text:style-name="T4"><text:tab/></text:span><text:a xlink:type="simple" xlink:href="https://www.w3schools.com/js/js_arrays.asp" text:style-name="Internet_20_link" text:visited-style-name="Visited_20_Internet_20_Link"><text:span text:style-name="T5">https://www.w3schools.com/js/js_arrays.asp</text:span></text:a></text:p>
      <text:p text:style-name="P7"><text:tab/></text:p>
      <text:p text:style-name="P7"><text:s/><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7T10:58:28.859693730</meta:creation-date>
    <dc:date>2022-12-07T11:43:38.890762045</dc:date>
    <meta:editing-duration>PT10M59S</meta:editing-duration>
    <meta:editing-cycles>1</meta:editing-cycles>
    <meta:generator>LibreOffice/6.4.7.2$Linux_X86_64 LibreOffice_project/40$Build-2</meta:generator>
    <meta:document-statistic meta:table-count="0" meta:image-count="0" meta:object-count="0" meta:page-count="4" meta:paragraph-count="26" meta:word-count="385" meta:character-count="2269" meta:non-whitespace-character-count="1891"/>
  </office:meta>
</office:document-meta>
</file>